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DPDiscoveryManag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Manager.getService( ITCPLateralCacheAttributes lca , ICompositeCacheManager cacheMgr , ICacheEventLogger cacheEventLogger , IElementSerializer element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DPDiscoveryManager.UDPDiscover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DPDiscoveryManager.getService( String discoveryAddress , int discoveryPort , int servicePort , ICompositeCacheManager cacheMgr , ICacheEventLogger cacheEventLogger , IElementSerializer elementSerializ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